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ccfb7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8" table:default-cell-style-name="ce4"/>
        <table:table-row table:style-name="ro1">
          <table:table-cell table:style-name="ce1" table:number-columns-spanned="15" table:number-rows-spanned="1"/>
          <table:covered-table-cell table:number-columns-repeated="14" table:style-name="ce1"/>
          <table:table-cell table:number-columns-repeated="23"/>
        </table:table-row>
        <table:table-row table:style-name="ro1">
          <table:table-cell table:style-name="ce2" office:value-type="string" calcext:value-type="string" table:number-columns-spanned="3" table:number-rows-spanned="1">
            <text:p>Sala 1</text:p>
          </table:table-cell>
          <table:covered-table-cell table:style-name="ce2" office:value-type="string" calcext:value-type="string">
            <text:p>Sala 2</text:p>
          </table:covered-table-cell>
          <table:covered-table-cell table:style-name="ce2"/>
          <table:table-cell table:style-name="ce5" office:value-type="string" calcext:value-type="string" table:number-columns-spanned="3" table:number-rows-spanned="1">
            <text:p>Sala 2</text:p>
          </table:table-cell>
          <table:covered-table-cell table:style-name="ce5" office:value-type="string" calcext:value-type="string">
            <text:p>Sala 2</text:p>
          </table:covered-table-cell>
          <table:covered-table-cell table:style-name="ce5"/>
          <table:table-cell table:style-name="ce2" office:value-type="string" calcext:value-type="string" table:number-columns-spanned="3" table:number-rows-spanned="1">
            <text:p>Sala 3</text:p>
          </table:table-cell>
          <table:covered-table-cell table:style-name="ce2" office:value-type="string" calcext:value-type="string">
            <text:p>Sala 2</text:p>
          </table:covered-table-cell>
          <table:covered-table-cell table:style-name="ce2"/>
          <table: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18"/>
        </table:table-row>
        <table:table-row table:style-name="ro1">
          <table:table-cell table:style-name="ce3" office:value-type="string" calcext:value-type="string">
            <text:p>Equipament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IP</text:p>
          </table:table-cell>
          <table:table-cell table:style-name="ce6" office:value-type="string" calcext:value-type="string">
            <text:p>Equipamento</text:p>
          </table:table-cell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IP</text:p>
          </table:table-cell>
          <table:table-cell table:style-name="ce3" office:value-type="string" calcext:value-type="string">
            <text:p>Equipament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IP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BP</text:p>
          </table:table-cell>
          <table:table-cell office:value-type="string" calcext:value-type="string">
            <text:p>FBP_ELP</text:p>
          </table:table-cell>
          <table:table-cell office:value-type="string" calcext:value-type="string">
            <text:p>1.1.1.1.1</text:p>
          </table:table-cell>
          <table:table-cell table:number-columns-repeated="35"/>
        </table:table-row>
        <table:table-row table:style-name="ro1" table:number-rows-repeated="29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6:36:43.450496045</meta:creation-date>
    <dc:date>2019-07-11T16:42:27.639695366</dc:date>
    <meta:editing-duration>PT5M48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